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2d4" officeooo:paragraph-rsid="000602d4"/>
    </style:style>
    <style:style style:name="P2" style:family="paragraph" style:parent-style-name="Standard">
      <style:text-properties officeooo:paragraph-rsid="000602d4"/>
    </style:style>
    <style:style style:name="P3" style:family="paragraph" style:parent-style-name="Standard">
      <style:text-properties fo:font-variant="normal" fo:text-transform="none" fo:color="#494b4d" loext:opacity="100%" style:font-name="Courier New" fo:font-size="12pt" fo:letter-spacing="normal" fo:font-style="normal" fo:font-weight="normal" officeooo:rsid="000602d4" officeooo:paragraph-rsid="000602d4"/>
    </style:style>
    <style:style style:name="P4" style:family="paragraph" style:parent-style-name="Standard">
      <style:text-properties fo:font-variant="normal" fo:text-transform="none" fo:color="#494b4d" loext:opacity="100%" style:font-name="Courier New" fo:font-size="12pt" fo:letter-spacing="normal" fo:font-style="normal" fo:font-weight="normal" officeooo:rsid="00061148" officeooo:paragraph-rsid="00061148"/>
    </style:style>
    <style:style style:name="P5" style:family="paragraph" style:parent-style-name="Standard">
      <style:text-properties fo:font-variant="normal" fo:text-transform="none" fo:color="#494b4d" loext:opacity="100%" style:font-name="Courier New" fo:font-size="12pt" fo:letter-spacing="normal" fo:font-style="normal" fo:font-weight="normal" officeooo:rsid="00066b70" officeooo:paragraph-rsid="00066b70"/>
    </style:style>
    <style:style style:name="P6" style:family="paragraph" style:parent-style-name="Standard">
      <style:text-properties fo:font-variant="normal" fo:text-transform="none" fo:color="#494b4d" loext:opacity="100%" style:font-name="Courier New" fo:font-size="12pt" fo:letter-spacing="normal" fo:font-style="normal" fo:font-weight="normal" officeooo:rsid="0007eadf" officeooo:paragraph-rsid="0007eadf"/>
    </style:style>
    <style:style style:name="T1" style:family="text">
      <style:text-properties officeooo:rsid="000602d4"/>
    </style:style>
    <style:style style:name="T2" style:family="text">
      <style:text-properties fo:font-variant="normal" fo:text-transform="none" fo:color="#494b4d" loext:opacity="100%" style:font-name="Courier New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cle connection ,</text:p>
      <text:p text:style-name="P2"><text:span text:style-name="T1">1. Pull the image </text:span><text:span text:style-name="T2">docker pull container-registry.oracle.com/database/free:latest</text:span></text:p>
      <text:p text:style-name="P3">2. then start container” sudo docker exec -it oracle-db bash -c "source /home/oracle/.bashrc; sqlplus / as sysdba"”</text:p>
      <text:p text:style-name="P5">3. list of all container sudo dcoker start container_id</text:p>
      <text:p text:style-name="P6">3. to go inside the oracle db shell or any conatiner shell sudo docker exec -it oracle-db /bin/bash</text:p>
      <text:p text:style-name="P6">3. then run this to go sql shell source /home/oracle/.bashrc</text:p>
      <text:p text:style-name="P6">sqlplus / as sysdba</text:p>
      <text:p text:style-name="P4">3. then craete user then grant all privilegs</text:p>
      <text:p text:style-name="P4">4. download sqldeveloper</text:p>
      <text:p text:style-name="P4">5. run sqldeveloper then make connection default instance is FRE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40:28.711272241</meta:creation-date>
    <dc:date>2024-05-26T11:35:37.316042855</dc:date>
    <meta:editing-duration>PT5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9" meta:character-count="580" meta:non-whitespace-character-count="501"/>
  </office:meta>
</office:document-meta>
</file>